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9243" officeooo:paragraph-rsid="001992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HARMM36 all-atom force field Dummy 2</text:p>
      <text:p text:style-name="P1"/>
      <text:p text:style-name="P1">*******************************************************************************</text:p>
      <text:p text:style-name="P1">* <text:s text:c="19"/>CHARMM36 port writted by <text:s text:c="32"/>*</text:p>
      <text:p text:style-name="P1">* <text:s text:c="19"/>E. Prabhu Raman, Justin A. Lemkul, Robert Best <text:s text:c="10"/>*</text:p>
      <text:p text:style-name="P1">* <text:s text:c="19"/>and Alexander D. MacKerell, Jr. <text:s text:c="25"/>*</text:p>
      <text:p text:style-name="P1">* <text:s text:c="19"/>CHARMM force field homepage: <text:s text:c="28"/>*</text:p>
      <text:p text:style-name="P1">* <text:s text:c="19"/>www.mackerell.umaryland.edu/CHARMM_ff_params.html <text:s text:c="7"/>*</text:p>
      <text:p text:style-name="P1">*******************************************************************************</text:p>
      <text:p text:style-name="P1"/>
      <text:p text:style-name="P1">Parameters taken from CHARMM36 and CGenFF 3.0.1 </text:p>
      <text:p text:style-name="P1"><text:s text:c="2"/>Included are topologies from</text:p>
      <text:p text:style-name="P1"><text:s text:c="4"/>top_all36_prot.rtf</text:p>
      <text:p text:style-name="P1"><text:s text:c="4"/>top_all36_na.rtf</text:p>
      <text:p text:style-name="P1"><text:s text:c="4"/>top_all36_lipid.rtf</text:p>
      <text:p text:style-name="P1"><text:s text:c="4"/>top_all36_carb.rtf</text:p>
      <text:p text:style-name="P1"><text:s text:c="4"/>top_all36_cgenff.rtf</text:p>
      <text:p text:style-name="P1"><text:s text:c="4"/>top_all35_ethers.rtf</text:p>
      <text:p text:style-name="P1"><text:s text:c="2"/>and corresponding prm files</text:p>
      <text:p text:style-name="P1"/>
      <text:p text:style-name="P1">References:</text:p>
      <text:p text:style-name="P1"/>
      <text:p text:style-name="P1">** Proteins</text:p>
      <text:p text:style-name="P1"/>
      <text:p text:style-name="P1">Best, R. B. et al. Optimization of the Additive CHARMM All-Atom Protein</text:p>
      <text:p text:style-name="P1">Force Field Targeting Improved Sampling of the Backbone phi, psi and Side-Chain</text:p>
      <text:p text:style-name="P1">chi1 and chi2 Dihedral Angles, Journal of Chemical Theory and Computation, </text:p>
      <text:p text:style-name="P1">2012, 8: 3257-3273.</text:p>
      <text:p text:style-name="P1"/>
      <text:p text:style-name="P1">MacKerell, Jr., A.D., Feig, M., Brooks, III, C.L. Extending the</text:p>
      <text:p text:style-name="P1">treatment of backbone energetics in protein force fields: limitations</text:p>
      <text:p text:style-name="P1">of gas-phase quantum mechanics in reproducing protein conformational</text:p>
      <text:p text:style-name="P1">distributions in molecular dynamics simulations, Journal of</text:p>
      <text:p text:style-name="P1">Computational Chemistry, 2004, 25: 1400-1415.</text:p>
      <text:p text:style-name="P1"/>
      <text:p text:style-name="P1">MacKerell, Jr., A.D., <text:s/>et al. All-atom empirical potential for </text:p>
      <text:p text:style-name="P1">molecular modeling and dynamics Studies of proteins, Journal of </text:p>
      <text:p text:style-name="P1">Physical Chemistry B, 1998, 102, 3586-3616.</text:p>
      <text:p text:style-name="P1"/>
      <text:p text:style-name="P1">! phosphotyrosine</text:p>
      <text:p text:style-name="P1">Feng, M.-H., Philippopoulos, M., MacKerell, Jr., A.D. and Lim, C.</text:p>
      <text:p text:style-name="P1">Structural Characterization of the Phosphotyrosine Binding Region of a</text:p>
      <text:p text:style-name="P1">High-Affinity aSH2 Domain-Phosphopeptide Complex by Molecular Dynamics</text:p>
      <text:p text:style-name="P1">Simulation and Chemical Shift Calculations. Journal of the American</text:p>
      <text:p text:style-name="P1">Chemical Society, 1996, 118: 11265-11277.</text:p>
      <text:p text:style-name="P1"/>
      <text:p text:style-name="P1">** Lipids</text:p>
      <text:p text:style-name="P1"/>
      <text:p text:style-name="P1">Klauda, J. B. et al. Improving the CHARMM Force Field for Polyunsaturated</text:p>
      <text:p text:style-name="P1">Fatty Acid Chains, Journal of Physical Chemistry B, 2012, 116: 9424-9431.</text:p>
      <text:p text:style-name="P1"/>
      <text:p text:style-name="P1">Klauda, J. B. et al. Update of the CHARMM All-Atom Additive Force Field</text:p>
      <text:p text:style-name="P1">for Lipids: Validation on Six Lipid Types, Journal of Physical Chemistry B,</text:p>
      <text:p text:style-name="P1">2010, 114: 7830-7843.</text:p>
      <text:p text:style-name="P1"/>
      <text:p text:style-name="P1">Feller, S. and MacKerell, Jr., A.D. An Improved Empirical Potential</text:p>
      <text:p text:style-name="P1">Energy Function for <text:s/>Molecular Simulations of Phospholipids, Journal</text:p>
      <text:p text:style-name="P1"><text:soft-page-break/>of Physical Chemistry B, 2000, 104: 7510-7515.</text:p>
      <text:p text:style-name="P1"/>
      <text:p text:style-name="P1">! cholesterol</text:p>
      <text:p text:style-name="P1">Lim, J.B., Rogaski, B. and Klauda, J.B.. "Update of the Cholesterol Force Field</text:p>
      <text:p text:style-name="P1">Parameters in CHARMM" 116: 203-210 (2012).</text:p>
      <text:p text:style-name="P1"/>
      <text:p text:style-name="P1">! bacterial lipids</text:p>
      <text:p text:style-name="P1">Lim, J.B. &amp; Klauda, J.B. Branching at the Iso- and Anteiso- Positions in Complex Chlamydia</text:p>
      <text:p text:style-name="P1">Membranes: A Molecular Dynamics Study. Biochimica et Biophysica Acta (BBA) - Biomembranes</text:p>
      <text:p text:style-name="P1">1808:323-331 (2011).</text:p>
      <text:p text:style-name="P1"/>
      <text:p text:style-name="P1">Pandit, K.R. &amp; Klauda, J.B. Membrane models of E. coli containing cyclic moieties in</text:p>
      <text:p text:style-name="P1">the aliphatic lipid chain. Biochimica et Biophysica Acta (BBA) - Biomembranes</text:p>
      <text:p text:style-name="P1">1818:1205-1210 (2012).</text:p>
      <text:p text:style-name="P1"/>
      <text:p text:style-name="P1">** Nucleic Acids</text:p>
      <text:p text:style-name="P1"/>
      <text:p text:style-name="P1">Denning, E.J., Priyakumar, U.D., Nilsson, L., and MacKerell Jr., A.D.,</text:p>
      <text:p text:style-name="P1">"Impact of 2'-hydroxyl sampling on the conformational properties of</text:p>
      <text:p text:style-name="P1">RNA: Update of the CHARMM all-atom additive force field for RNA,"</text:p>
      <text:p text:style-name="P1">JCC, 32: 1929-1943, 2011, PMC3082605</text:p>
      <text:p text:style-name="P1"/>
      <text:p text:style-name="P1">Hart, K., Foloppe, N., Baker, C.M., Denning, E.J., Nilsson, L. </text:p>
      <text:p text:style-name="P1">and MacKerell Jr., A.D. "Optimization of the CHARMM additive force </text:p>
      <text:p text:style-name="P1">field for DNA: Improved treatment of the BI/BII conformational </text:p>
      <text:p text:style-name="P1">equilibrium," JCTC, 8:348-362, 2012, PMC3285246</text:p>
      <text:p text:style-name="P1"/>
      <text:p text:style-name="P1">** Carbohydrates</text:p>
      <text:p text:style-name="P1"/>
      <text:p text:style-name="P1">! pyranose monosaccharides</text:p>
      <text:p text:style-name="P1">Guvench, O., Greene, S.N., Kamath, G., Brady, J.W., Venable, R.M.,</text:p>
      <text:p text:style-name="P1">Pastor, R.W., MacKerell, Jr., A.D. "Additive empirical force field for</text:p>
      <text:p text:style-name="P1">hexopyranose monosaccharides," Journal of Computational Chemistry, 29:</text:p>
      <text:p text:style-name="P1">2543-2564, 2008. PMID: 18470966</text:p>
      <text:p text:style-name="P1"/>
      <text:p text:style-name="P1">! linear sugars, sugar alcohols, and inositol</text:p>
      <text:p text:style-name="P1">Hatcher, E., Guvench, O., and MacKerell, Jr., A.D. "CHARMM Additive</text:p>
      <text:p text:style-name="P1">All-Atom Force Field for Acyclic Polyalcohols, Acyclic Carbohydrates</text:p>
      <text:p text:style-name="P1">and Inositol," Journal of Chemical Theory and Computation, 5:</text:p>
      <text:p text:style-name="P1">1315-1327, 2009, DOI: 10.1021/ct9000608.</text:p>
      <text:p text:style-name="P1"/>
      <text:p text:style-name="P1">! hexopyranose glycosidic linkages</text:p>
      <text:p text:style-name="P1">Guvench, O., Hatcher, E. R., Venable, R. M., Pastor, R. W., MacKerell, Jr.,</text:p>
      <text:p text:style-name="P1">A. D. "Additive Empirical CHARMM Force Field for glycosyl linked</text:p>
      <text:p text:style-name="P1">hexopyranoses," Journal of Chemical Theory and Computation, 5,</text:p>
      <text:p text:style-name="P1">2353-2370, 2009, DOI: 10.1021/ct900242e</text:p>
      <text:p text:style-name="P1"/>
      <text:p text:style-name="P1">! furanose monosaccharides</text:p>
      <text:p text:style-name="P1">Hatcher, E. R.; Guvench, O. and MacKerell, Jr., A.D. </text:p>
      <text:p text:style-name="P1">"CHARMM Additive All-Atom Force Field for Aldopentofuranose </text:p>
      <text:p text:style-name="P1">Carbohydrates and Fructofuranose." Journal of Physical Chemistry B. </text:p>
      <text:p text:style-name="P1">113:12466-76, 2009, PMID: 19694450</text:p>
      <text:p text:style-name="P1"/>
      <text:p text:style-name="P1">! glycosidic linkages involving furanoses</text:p>
      <text:p text:style-name="P1">Raman, E. P., Guvench, O., MacKerell, Jr., A.D., "CHARMM Additive All-Atom</text:p>
      <text:p text:style-name="P1">Force Field for Glycosidic Linkages in Carbohydrates Involving Furanoses,"</text:p>
      <text:p text:style-name="P1"><text:soft-page-break/>Journal of Physical Chemistry B, 114: 12981-12994, 2010, PMID: 20845956</text:p>
      <text:p text:style-name="P1"/>
      <text:p text:style-name="P1">! carbohydrate derivatives and glycosidic linkages for glycoproteins</text:p>
      <text:p text:style-name="P1">Guvench, O., Mallajosyula, S.S. Raman, E.P., Hatcher, E. Vanommeslaeghe, K., </text:p>
      <text:p text:style-name="P1">Foster, T.J., Jamison II, F.W., and MacKerell, Jr., A.D. "CHARMM additive </text:p>
      <text:p text:style-name="P1">all-atom force field for carbohydrate derivatives and their utility in </text:p>
      <text:p text:style-name="P1">polysaccharide and carbohydrate-protein modeling," JCTC, 7: 3162-3180, 2011. </text:p>
      <text:p text:style-name="P1">PMC3224046</text:p>
      <text:p text:style-name="P1"/>
      <text:p text:style-name="P1">!O-glycan linkages</text:p>
      <text:p text:style-name="P1">Mallajosyula, S. S. and MacKerell, Jr., A.D., "Influence of Solvent and</text:p>
      <text:p text:style-name="P1">Intramolecular Hydrogen Bonding on the Conformational Properties of O-Linked</text:p>
      <text:p text:style-name="P1">Glycopeptides," Journal of Physical Chemistry B, 115: 11215-11229, 2011</text:p>
      <text:p text:style-name="P1">PMC3224046</text:p>
      <text:p text:style-name="P1"/>
      <text:p text:style-name="P1">! Phosphates and sulfates</text:p>
      <text:p text:style-name="P1">Mallajosyula, S. S.; Guvench, O.; Hatcher, E. R. and MacKerell, Jr., A.D.,</text:p>
      <text:p text:style-name="P1">CHARMM Additive All-Atom Force Field for Phosphate and Sufate Linkages in</text:p>
      <text:p text:style-name="P1">carbohydrates" JCTC, 8: 759-776, 2012.</text:p>
      <text:p text:style-name="P1"/>
      <text:p text:style-name="P1">** CHARMM General Force Field</text:p>
      <text:p text:style-name="P1"/>
      <text:p text:style-name="P1">Vanommeslaeghe, K. et al. CHARMM General Force Field: A Force Field for Drug-Like</text:p>
      <text:p text:style-name="P1">Molecules Compatible with the CHARMM All-Atom Additive Biological Force Fields, </text:p>
      <text:p text:style-name="P1">Journal of Computational Chemistry, 2010, 31: 671-690. </text:p>
      <text:p text:style-name="P1"/>
      <text:p text:style-name="P1">W. Yu, X. He, K. Vanommeslaeghe, A. D. MacKerell Jr. Extension of the CHARMM general force field to sulfonyl-containing compounds and its utility in biomolecular simulations, J. Comput. Chem. 2012, 33, 2451-2468. </text:p>
      <text:p text:style-name="P1"/>
      <text:p text:style-name="P1">** Implementation of CHARMM in GROMACS</text:p>
      <text:p text:style-name="P1"/>
      <text:p text:style-name="P1">Bjelkmar, P., Larsson, P., Cuendet, M. A, Bess, B., Lindahl, E.</text:p>
      <text:p text:style-name="P1">Implementation of the CHARMM force field in GROMACS: Analysis of protein</text:p>
      <text:p text:style-name="P1">stability effects from correction maps, virtual interaction sites, and</text:p>
      <text:p text:style-name="P1">water models, Journal of Chemical Theory and Computation, 2010, 6: 459-466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3:22:19.621423283</dc:date>
    <meta:editing-duration>PT24S</meta:editing-duration>
    <meta:editing-cycles>1</meta:editing-cycles>
    <meta:document-statistic meta:table-count="0" meta:image-count="0" meta:object-count="0" meta:page-count="3" meta:paragraph-count="115" meta:word-count="843" meta:character-count="6377" meta:non-whitespace-character-count="5405"/>
    <meta:generator>LibreOffice/5.3.1.2$Linux_X86_64 LibreOffice_project/30m0$Build-2</meta:generator>
  </office:meta>
</office:document-meta>
</file>